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ED</text:p>
          </table:table-cell>
          <table:table-cell table:number-columns-repeated="8"/>
          <table:table-cell office:value-type="string" calcext:value-type="string">
            <text:p>Box-Muller(uniformrandom)</text:p>
          </table:table-cell>
          <table:table-cell office:value-type="string" calcext:value-type="string">
            <text:p>Box-Muller(UNI)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Ziggurat/sse</text:p>
          </table:table-cell>
          <table:table-cell office:value-type="string" calcext:value-type="string">
            <text:p>Box-Muller(UNI)-sse</text:p>
          </table:table-cell>
          <table:table-cell office:value-type="string" calcext:value-type="string">
            <text:p>Ziggurat/avx</text:p>
          </table:table-cell>
          <table:table-cell office:value-type="string" calcext:value-type="string">
            <text:p>Box-Muller(UNI)-avx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_p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p_ps</text:p>
          </table:table-cell>
          <table:table-cell table:number-columns-repeated="2"/>
          <table:table-cell office:value-type="string" calcext:value-type="string">
            <text:p>sincos_ps</text:p>
          </table:table-cell>
          <table:table-cell office:value-type="string" calcext:value-type="string">
            <text:p>sincos</text:p>
          </table:table-cell>
          <table:table-cell office:value-type="string" calcext:value-type="string">
            <text:p>sincos_avx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325" calcext:value-type="float">
            <text:p>2.325</text:p>
          </table:table-cell>
          <table:table-cell office:value-type="float" office:value="2.018" calcext:value-type="float">
            <text:p>2.018</text:p>
          </table:table-cell>
          <table:table-cell office:value-type="float" office:value="1.705" calcext:value-type="float">
            <text:p>1.705</text:p>
          </table:table-cell>
          <table:table-cell office:value-type="float" office:value="3.91" calcext:value-type="float">
            <text:p>3.91</text:p>
          </table:table-cell>
          <table:table-cell office:value-type="float" office:value="4.12" calcext:value-type="float">
            <text:p>4.12</text:p>
          </table:table-cell>
          <table:table-cell office:value-type="float" office:value="0.753" calcext:value-type="float">
            <text:p>0.753</text:p>
          </table:table-cell>
          <table:table-cell office:value-type="float" office:value="9.0485" calcext:value-type="float">
            <text:p>9.0485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3.14" calcext:value-type="float">
            <text:p>3.14</text:p>
          </table:table-cell>
          <table:table-cell office:value-type="float" office:value="2.25" calcext:value-type="float">
            <text:p>2.25</text:p>
          </table:table-cell>
          <table:table-cell office:value-type="float" office:value="2.98" calcext:value-type="float">
            <text:p>2.98</text:p>
          </table:table-cell>
          <table:table-cell office:value-type="float" office:value="6.12" calcext:value-type="float">
            <text:p>6.12</text:p>
          </table:table-cell>
          <table:table-cell table:number-columns-repeated="2"/>
          <table:table-cell office:value-type="float" office:value="1.632" calcext:value-type="float">
            <text:p>1.632</text:p>
          </table:table-cell>
          <table:table-cell office:value-type="float" office:value="2.559" calcext:value-type="float">
            <text:p>2.559</text:p>
          </table:table-cell>
          <table:table-cell office:value-type="float" office:value="1.4838" calcext:value-type="float">
            <text:p>1.4838</text:p>
          </table:table-cell>
          <table:table-cell office:value-type="float" office:value="2.375" calcext:value-type="float">
            <text:p>2.375</text:p>
          </table:table-cell>
          <table:table-cell table:number-columns-repeated="2"/>
          <table:table-cell office:value-type="float" office:value="2.4486" calcext:value-type="float">
            <text:p>2.4486</text:p>
          </table:table-cell>
          <table:table-cell office:value-type="float" office:value="1.237" calcext:value-type="float">
            <text:p>1.237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833" calcext:value-type="float">
            <text:p>0.1833</text:p>
          </table:table-cell>
          <table:table-cell office:value-type="float" office:value="1.498" calcext:value-type="float">
            <text:p>1.498</text:p>
          </table:table-cell>
          <table:table-cell office:value-type="float" office:value="1.65" calcext:value-type="float">
            <text:p>1.65</text:p>
          </table:table-cell>
          <table:table-cell office:value-type="float" office:value="3.98" calcext:value-type="float">
            <text:p>3.98</text:p>
          </table:table-cell>
          <table:table-cell office:value-type="float" office:value="2.56" calcext:value-type="float">
            <text:p>2.56</text:p>
          </table:table-cell>
          <table:table-cell office:value-type="float" office:value="1.552" calcext:value-type="float">
            <text:p>1.552</text:p>
          </table:table-cell>
          <table:table-cell office:value-type="float" office:value="5317.9" calcext:value-type="float">
            <text:p>5317.9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13" calcext:value-type="float">
            <text:p>3.13</text:p>
          </table:table-cell>
          <table:table-cell office:value-type="float" office:value="2.19" calcext:value-type="float">
            <text:p>2.19</text:p>
          </table:table-cell>
          <table:table-cell office:value-type="float" office:value="2.99" calcext:value-type="float">
            <text:p>2.99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.629" calcext:value-type="float">
            <text:p>1.629</text:p>
          </table:table-cell>
          <table:table-cell office:value-type="float" office:value="2.552" calcext:value-type="float">
            <text:p>2.552</text:p>
          </table:table-cell>
          <table:table-cell office:value-type="float" office:value="1.483" calcext:value-type="float">
            <text:p>1.483</text:p>
          </table:table-cell>
          <table:table-cell office:value-type="float" office:value="2.374" calcext:value-type="float">
            <text:p>2.374</text:p>
          </table:table-cell>
          <table:table-cell table:number-columns-repeated="2"/>
          <table:table-cell office:value-type="float" office:value="2.4083" calcext:value-type="float">
            <text:p>2.4083</text:p>
          </table:table-cell>
          <table:table-cell office:value-type="float" office:value="1.2111" calcext:value-type="float">
            <text:p>1.2111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941" calcext:value-type="float">
            <text:p>0.1941</text:p>
          </table:table-cell>
          <table:table-cell office:value-type="float" office:value="1.371" calcext:value-type="float">
            <text:p>1.371</text:p>
          </table:table-cell>
          <table:table-cell office:value-type="float" office:value="1.642" calcext:value-type="float">
            <text:p>1.642</text:p>
          </table:table-cell>
          <table:table-cell office:value-type="float" office:value="3.46" calcext:value-type="float">
            <text:p>3.46</text:p>
          </table:table-cell>
          <table:table-cell office:value-type="float" office:value="4.29" calcext:value-type="float">
            <text:p>4.29</text:p>
          </table:table-cell>
          <table:table-cell office:value-type="float" office:value="4.205" calcext:value-type="float">
            <text:p>4.205</text:p>
          </table:table-cell>
          <table:table-cell office:value-type="float" office:value="10.4444" calcext:value-type="float">
            <text:p>10.4444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3" calcext:value-type="float">
            <text:p>3.03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6.34" calcext:value-type="float">
            <text:p>6.34</text:p>
          </table:table-cell>
          <table:table-cell table:number-columns-repeated="2"/>
          <table:table-cell office:value-type="float" office:value="1.633" calcext:value-type="float">
            <text:p>1.633</text:p>
          </table:table-cell>
          <table:table-cell office:value-type="float" office:value="2.559" calcext:value-type="float">
            <text:p>2.559</text:p>
          </table:table-cell>
          <table:table-cell office:value-type="float" office:value="1.487" calcext:value-type="float">
            <text:p>1.487</text:p>
          </table:table-cell>
          <table:table-cell office:value-type="float" office:value="2.372" calcext:value-type="float">
            <text:p>2.372</text:p>
          </table:table-cell>
          <table:table-cell table:number-columns-repeated="2"/>
          <table:table-cell office:value-type="float" office:value="2.4397" calcext:value-type="float">
            <text:p>2.4397</text:p>
          </table:table-cell>
          <table:table-cell office:value-type="float" office:value="1.2302" calcext:value-type="float">
            <text:p>1.230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451" calcext:value-type="float">
            <text:p>0.8451</text:p>
          </table:table-cell>
          <table:table-cell office:value-type="float" office:value="1.4" calcext:value-type="float">
            <text:p>1.4</text:p>
          </table:table-cell>
          <table:table-cell office:value-type="float" office:value="1.162" calcext:value-type="float">
            <text:p>1.162</text:p>
          </table:table-cell>
          <table:table-cell office:value-type="float" office:value="3.28" calcext:value-type="float">
            <text:p>3.28</text:p>
          </table:table-cell>
          <table:table-cell office:value-type="float" office:value="1.91" calcext:value-type="float">
            <text:p>1.91</text:p>
          </table:table-cell>
          <table:table-cell office:value-type="float" office:value="1.51" calcext:value-type="float">
            <text:p>1.51</text:p>
          </table:table-cell>
          <table:table-cell office:value-type="float" office:value="5318.1" calcext:value-type="float">
            <text:p>5318.1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.02" calcext:value-type="float">
            <text:p>3.02</text:p>
          </table:table-cell>
          <table:table-cell office:value-type="float" office:value="2.18" calcext:value-type="float">
            <text:p>2.18</text:p>
          </table:table-cell>
          <table:table-cell office:value-type="float" office:value="2.95" calcext:value-type="float">
            <text:p>2.95</text:p>
          </table:table-cell>
          <table:table-cell office:value-type="float" office:value="6.18" calcext:value-type="float">
            <text:p>6.18</text:p>
          </table:table-cell>
          <table:table-cell table:number-columns-repeated="2"/>
          <table:table-cell office:value-type="float" office:value="1.635" calcext:value-type="float">
            <text:p>1.635</text:p>
          </table:table-cell>
          <table:table-cell office:value-type="float" office:value="2.565" calcext:value-type="float">
            <text:p>2.565</text:p>
          </table:table-cell>
          <table:table-cell office:value-type="float" office:value="1.482" calcext:value-type="float">
            <text:p>1.482</text:p>
          </table:table-cell>
          <table:table-cell office:value-type="float" office:value="2.376" calcext:value-type="float">
            <text:p>2.376</text:p>
          </table:table-cell>
          <table:table-cell table:number-columns-repeated="2"/>
          <table:table-cell office:value-type="float" office:value="2.4336" calcext:value-type="float">
            <text:p>2.4336</text:p>
          </table:table-cell>
          <table:table-cell office:value-type="float" office:value="1.2271" calcext:value-type="float">
            <text:p>1.2271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764" calcext:value-type="float">
            <text:p>0.4764</text:p>
          </table:table-cell>
          <table:table-cell office:value-type="float" office:value="1.483" calcext:value-type="float">
            <text:p>1.483</text:p>
          </table:table-cell>
          <table:table-cell office:value-type="float" office:value="1.707" calcext:value-type="float">
            <text:p>1.707</text:p>
          </table:table-cell>
          <table:table-cell office:value-type="float" office:value="4.28" calcext:value-type="float">
            <text:p>4.28</text:p>
          </table:table-cell>
          <table:table-cell office:value-type="float" office:value="2.94" calcext:value-type="float">
            <text:p>2.94</text:p>
          </table:table-cell>
          <table:table-cell office:value-type="float" office:value="0.64762" calcext:value-type="float">
            <text:p>0.64762</text:p>
          </table:table-cell>
          <table:table-cell office:value-type="float" office:value="10.13" calcext:value-type="float">
            <text:p>10.13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03" calcext:value-type="float">
            <text:p>3.03</text:p>
          </table:table-cell>
          <table:table-cell office:value-type="float" office:value="2.2" calcext:value-type="float">
            <text:p>2.2</text:p>
          </table:table-cell>
          <table:table-cell office:value-type="float" office:value="2.99" calcext:value-type="float">
            <text:p>2.99</text:p>
          </table:table-cell>
          <table:table-cell office:value-type="float" office:value="6.24" calcext:value-type="float">
            <text:p>6.24</text:p>
          </table:table-cell>
          <table:table-cell table:number-columns-repeated="2"/>
          <table:table-cell office:value-type="float" office:value="1.648" calcext:value-type="float">
            <text:p>1.648</text:p>
          </table:table-cell>
          <table:table-cell office:value-type="float" office:value="2.591" calcext:value-type="float">
            <text:p>2.591</text:p>
          </table:table-cell>
          <table:table-cell office:value-type="float" office:value="1.501" calcext:value-type="float">
            <text:p>1.501</text:p>
          </table:table-cell>
          <table:table-cell office:value-type="float" office:value="2.401" calcext:value-type="float">
            <text:p>2.401</text:p>
          </table:table-cell>
          <table:table-cell table:number-columns-repeated="2"/>
          <table:table-cell office:value-type="float" office:value="2.4343" calcext:value-type="float">
            <text:p>2.4343</text:p>
          </table:table-cell>
          <table:table-cell office:value-type="float" office:value="1.227" calcext:value-type="float">
            <text:p>1.22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625" calcext:value-type="float">
            <text:p>0.3625</text:p>
          </table:table-cell>
          <table:table-cell office:value-type="float" office:value="1.341" calcext:value-type="float">
            <text:p>1.341</text:p>
          </table:table-cell>
          <table:table-cell office:value-type="float" office:value="1.568" calcext:value-type="float">
            <text:p>1.568</text:p>
          </table:table-cell>
          <table:table-cell office:value-type="float" office:value="3.21" calcext:value-type="float">
            <text:p>3.21</text:p>
          </table:table-cell>
          <table:table-cell office:value-type="float" office:value="5.854" calcext:value-type="float">
            <text:p>5.854</text:p>
          </table:table-cell>
          <table:table-cell office:value-type="float" office:value="7.06" calcext:value-type="float">
            <text:p>7.06</text:p>
          </table:table-cell>
          <table:table-cell office:value-type="float" office:value="9.509" calcext:value-type="float">
            <text:p>9.509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.649" calcext:value-type="float">
            <text:p>1.649</text:p>
          </table:table-cell>
          <table:table-cell office:value-type="float" office:value="2.598" calcext:value-type="float">
            <text:p>2.598</text:p>
          </table:table-cell>
          <table:table-cell office:value-type="float" office:value="1.498" calcext:value-type="float">
            <text:p>1.498</text:p>
          </table:table-cell>
          <table:table-cell office:value-type="float" office:value="2.406" calcext:value-type="float">
            <text:p>2.406</text:p>
          </table:table-cell>
          <table:table-cell table:number-columns-repeated="2"/>
          <table:table-cell office:value-type="float" office:value="2.4202" calcext:value-type="float">
            <text:p>2.4202</text:p>
          </table:table-cell>
          <table:table-cell office:value-type="float" office:value="1.1983" calcext:value-type="float">
            <text:p>1.198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034" calcext:value-type="float">
            <text:p>0.3034</text:p>
          </table:table-cell>
          <table:table-cell office:value-type="float" office:value="1.35" calcext:value-type="float">
            <text:p>1.35</text:p>
          </table:table-cell>
          <table:table-cell office:value-type="float" office:value="1.184" calcext:value-type="float">
            <text:p>1.184</text:p>
          </table:table-cell>
          <table:table-cell office:value-type="float" office:value="3.21" calcext:value-type="float">
            <text:p>3.21</text:p>
          </table:table-cell>
          <table:table-cell office:value-type="float" office:value="2.695" calcext:value-type="float">
            <text:p>2.695</text:p>
          </table:table-cell>
          <table:table-cell office:value-type="float" office:value="2.08" calcext:value-type="float">
            <text:p>2.08</text:p>
          </table:table-cell>
          <table:table-cell office:value-type="float" office:value="5318.08" calcext:value-type="float">
            <text:p>5318.08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3.13" calcext:value-type="float">
            <text:p>3.13</text:p>
          </table:table-cell>
          <table:table-cell office:value-type="float" office:value="2.2" calcext:value-type="float">
            <text:p>2.2</text:p>
          </table:table-cell>
          <table:table-cell office:value-type="float" office:value="3.042" calcext:value-type="float">
            <text:p>3.042</text:p>
          </table:table-cell>
          <table:table-cell office:value-type="float" office:value="6.19" calcext:value-type="float">
            <text:p>6.19</text:p>
          </table:table-cell>
          <table:table-cell table:number-columns-repeated="2"/>
          <table:table-cell office:value-type="float" office:value="1.644" calcext:value-type="float">
            <text:p>1.644</text:p>
          </table:table-cell>
          <table:table-cell office:value-type="float" office:value="2.573" calcext:value-type="float">
            <text:p>2.573</text:p>
          </table:table-cell>
          <table:table-cell office:value-type="float" office:value="1.491" calcext:value-type="float">
            <text:p>1.491</text:p>
          </table:table-cell>
          <table:table-cell office:value-type="float" office:value="2.383" calcext:value-type="float">
            <text:p>2.383</text:p>
          </table:table-cell>
          <table:table-cell table:number-columns-repeated="2"/>
          <table:table-cell office:value-type="float" office:value="2.4358" calcext:value-type="float">
            <text:p>2.4358</text:p>
          </table:table-cell>
          <table:table-cell office:value-type="float" office:value="1.2241" calcext:value-type="float">
            <text:p>1.224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887" calcext:value-type="float">
            <text:p>0.9887</text:p>
          </table:table-cell>
          <table:table-cell office:value-type="float" office:value="1.61" calcext:value-type="float">
            <text:p>1.61</text:p>
          </table:table-cell>
          <table:table-cell office:value-type="float" office:value="2.433" calcext:value-type="float">
            <text:p>2.433</text:p>
          </table:table-cell>
          <table:table-cell office:value-type="float" office:value="4.76" calcext:value-type="float">
            <text:p>4.76</text:p>
          </table:table-cell>
          <table:table-cell office:value-type="float" office:value="0.839" calcext:value-type="float">
            <text:p>0.839</text:p>
          </table:table-cell>
          <table:table-cell office:value-type="float" office:value="0.883" calcext:value-type="float">
            <text:p>0.883</text:p>
          </table:table-cell>
          <table:table-cell office:value-type="float" office:value="5318.16" calcext:value-type="float">
            <text:p>5318.1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15" calcext:value-type="float">
            <text:p>3.15</text:p>
          </table:table-cell>
          <table:table-cell office:value-type="float" office:value="2.2" calcext:value-type="float">
            <text:p>2.2</text:p>
          </table:table-cell>
          <table:table-cell office:value-type="float" office:value="2.97" calcext:value-type="float">
            <text:p>2.97</text:p>
          </table:table-cell>
          <table:table-cell office:value-type="float" office:value="6.28" calcext:value-type="float">
            <text:p>6.28</text:p>
          </table:table-cell>
          <table:table-cell table:number-columns-repeated="2"/>
          <table:table-cell office:value-type="float" office:value="1.642" calcext:value-type="float">
            <text:p>1.642</text:p>
          </table:table-cell>
          <table:table-cell office:value-type="float" office:value="2.564" calcext:value-type="float">
            <text:p>2.564</text:p>
          </table:table-cell>
          <table:table-cell office:value-type="float" office:value="1.493" calcext:value-type="float">
            <text:p>1.493</text:p>
          </table:table-cell>
          <table:table-cell office:value-type="float" office:value="2.381" calcext:value-type="float">
            <text:p>2.381</text:p>
          </table:table-cell>
          <table:table-cell table:number-columns-repeated="2"/>
          <table:table-cell office:value-type="float" office:value="2.4208" calcext:value-type="float">
            <text:p>2.4208</text:p>
          </table:table-cell>
          <table:table-cell office:value-type="float" office:value="1.2144" calcext:value-type="float">
            <text:p>1.214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101" calcext:value-type="float">
            <text:p>0.21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676" calcext:value-type="float">
            <text:p>1.676</text:p>
          </table:table-cell>
          <table:table-cell office:value-type="float" office:value="3.29" calcext:value-type="float">
            <text:p>3.29</text:p>
          </table:table-cell>
          <table:table-cell office:value-type="float" office:value="1.45" calcext:value-type="float">
            <text:p>1.45</text:p>
          </table:table-cell>
          <table:table-cell office:value-type="float" office:value="0.995" calcext:value-type="float">
            <text:p>0.995</text:p>
          </table:table-cell>
          <table:table-cell office:value-type="float" office:value="5317.395" calcext:value-type="float">
            <text:p>5317.395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22" calcext:value-type="float">
            <text:p>3.022</text:p>
          </table:table-cell>
          <table:table-cell office:value-type="float" office:value="2.23" calcext:value-type="float">
            <text:p>2.23</text:p>
          </table:table-cell>
          <table:table-cell office:value-type="float" office:value="3.02" calcext:value-type="float">
            <text:p>3.02</text:p>
          </table:table-cell>
          <table:table-cell office:value-type="float" office:value="6.29" calcext:value-type="float">
            <text:p>6.29</text:p>
          </table:table-cell>
          <table:table-cell table:number-columns-repeated="2"/>
          <table:table-cell office:value-type="float" office:value="1.633" calcext:value-type="float">
            <text:p>1.633</text:p>
          </table:table-cell>
          <table:table-cell office:value-type="float" office:value="2.559" calcext:value-type="float">
            <text:p>2.559</text:p>
          </table:table-cell>
          <table:table-cell office:value-type="float" office:value="1.485" calcext:value-type="float">
            <text:p>1.485</text:p>
          </table:table-cell>
          <table:table-cell office:value-type="float" office:value="2.377" calcext:value-type="float">
            <text:p>2.377</text:p>
          </table:table-cell>
          <table:table-cell table:number-columns-repeated="2"/>
          <table:table-cell office:value-type="float" office:value="2.4038" calcext:value-type="float">
            <text:p>2.4038</text:p>
          </table:table-cell>
          <table:table-cell office:value-type="float" office:value="1.2069" calcext:value-type="float">
            <text:p>1.206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945" calcext:value-type="float">
            <text:p>0.35945</text:p>
          </table:table-cell>
          <table:table-cell office:value-type="float" office:value="1.775" calcext:value-type="float">
            <text:p>1.775</text:p>
          </table:table-cell>
          <table:table-cell office:value-type="float" office:value="1.69" calcext:value-type="float">
            <text:p>1.69</text:p>
          </table:table-cell>
          <table:table-cell office:value-type="float" office:value="5.06" calcext:value-type="float">
            <text:p>5.06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 office:value-type="float" office:value="5.0486" calcext:value-type="float">
            <text:p>5.0486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01" calcext:value-type="float">
            <text:p>3.01</text:p>
          </table:table-cell>
          <table:table-cell office:value-type="float" office:value="2.18" calcext:value-type="float">
            <text:p>2.18</text:p>
          </table:table-cell>
          <table:table-cell office:value-type="float" office:value="2.97" calcext:value-type="float">
            <text:p>2.97</text:p>
          </table:table-cell>
          <table:table-cell office:value-type="float" office:value="6.28" calcext:value-type="float">
            <text:p>6.28</text:p>
          </table:table-cell>
          <table:table-cell table:number-columns-repeated="2"/>
          <table:table-cell office:value-type="float" office:value="1.633" calcext:value-type="float">
            <text:p>1.633</text:p>
          </table:table-cell>
          <table:table-cell office:value-type="float" office:value="2.561" calcext:value-type="float">
            <text:p>2.561</text:p>
          </table:table-cell>
          <table:table-cell office:value-type="float" office:value="1.485" calcext:value-type="float">
            <text:p>1.485</text:p>
          </table:table-cell>
          <table:table-cell office:value-type="float" office:value="2.377" calcext:value-type="float">
            <text:p>2.377</text:p>
          </table:table-cell>
          <table:table-cell table:number-columns-repeated="2"/>
          <table:table-cell office:value-type="float" office:value="2.4273" calcext:value-type="float">
            <text:p>2.4273</text:p>
          </table:table-cell>
          <table:table-cell office:value-type="float" office:value="1.2255" calcext:value-type="float">
            <text:p>1.225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715" calcext:value-type="float">
            <text:p>0.1715</text:p>
          </table:table-cell>
          <table:table-cell office:value-type="float" office:value="2.432" calcext:value-type="float">
            <text:p>2.432</text:p>
          </table:table-cell>
          <table:table-cell office:value-type="float" office:value="1.601" calcext:value-type="float">
            <text:p>1.601</text:p>
          </table:table-cell>
          <table:table-cell office:value-type="float" office:value="3.41" calcext:value-type="float">
            <text:p>3.41</text:p>
          </table:table-cell>
          <table:table-cell office:value-type="float" office:value="2.09" calcext:value-type="float">
            <text:p>2.09</text:p>
          </table:table-cell>
          <table:table-cell office:value-type="float" office:value="1.042" calcext:value-type="float">
            <text:p>1.042</text:p>
          </table:table-cell>
          <table:table-cell office:value-type="float" office:value="5317.1" calcext:value-type="float">
            <text:p>5317.1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04" calcext:value-type="float">
            <text:p>3.04</text:p>
          </table:table-cell>
          <table:table-cell office:value-type="float" office:value="2.21" calcext:value-type="float">
            <text:p>2.21</text:p>
          </table:table-cell>
          <table:table-cell office:value-type="float" office:value="2.98" calcext:value-type="float">
            <text:p>2.98</text:p>
          </table:table-cell>
          <table:table-cell office:value-type="float" office:value="6.21" calcext:value-type="float">
            <text:p>6.21</text:p>
          </table:table-cell>
          <table:table-cell table:number-columns-repeated="2"/>
          <table:table-cell office:value-type="float" office:value="1.632" calcext:value-type="float">
            <text:p>1.632</text:p>
          </table:table-cell>
          <table:table-cell office:value-type="float" office:value="2.551" calcext:value-type="float">
            <text:p>2.551</text:p>
          </table:table-cell>
          <table:table-cell office:value-type="float" office:value="1.485" calcext:value-type="float">
            <text:p>1.485</text:p>
          </table:table-cell>
          <table:table-cell office:value-type="float" office:value="2.369" calcext:value-type="float">
            <text:p>2.369</text:p>
          </table:table-cell>
          <table:table-cell table:number-columns-repeated="2"/>
          <table:table-cell office:value-type="float" office:value="2.3984" calcext:value-type="float">
            <text:p>2.3984</text:p>
          </table:table-cell>
          <table:table-cell office:value-type="float" office:value="1.2333" calcext:value-type="float">
            <text:p>1.233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797" calcext:value-type="float">
            <text:p>0.7797</text:p>
          </table:table-cell>
          <table:table-cell office:value-type="float" office:value="1.559" calcext:value-type="float">
            <text:p>1.559</text:p>
          </table:table-cell>
          <table:table-cell office:value-type="float" office:value="1.725" calcext:value-type="float">
            <text:p>1.725</text:p>
          </table:table-cell>
          <table:table-cell office:value-type="float" office:value="3.02" calcext:value-type="float">
            <text:p>3.02</text:p>
          </table:table-cell>
          <table:table-cell office:value-type="float" office:value="1.197" calcext:value-type="float">
            <text:p>1.197</text:p>
          </table:table-cell>
          <table:table-cell office:value-type="float" office:value="0.7533" calcext:value-type="float">
            <text:p>0.7533</text:p>
          </table:table-cell>
          <table:table-cell office:value-type="float" office:value="5.3469" calcext:value-type="float">
            <text:p>5.3469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1" calcext:value-type="float">
            <text:p>3.01</text:p>
          </table:table-cell>
          <table:table-cell office:value-type="float" office:value="2.22" calcext:value-type="float">
            <text:p>2.22</text:p>
          </table:table-cell>
          <table:table-cell office:value-type="float" office:value="2.98" calcext:value-type="float">
            <text:p>2.98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2.579" calcext:value-type="float">
            <text:p>2.579</text:p>
          </table:table-cell>
          <table:table-cell office:value-type="float" office:value="1.494" calcext:value-type="float">
            <text:p>1.494</text:p>
          </table:table-cell>
          <table:table-cell office:value-type="float" office:value="2.387" calcext:value-type="float">
            <text:p>2.387</text:p>
          </table:table-cell>
          <table:table-cell table:number-columns-repeated="2"/>
          <table:table-cell office:value-type="float" office:value="2.4473" calcext:value-type="float">
            <text:p>2.4473</text:p>
          </table:table-cell>
          <table:table-cell office:value-type="float" office:value="1.2334" calcext:value-type="float">
            <text:p>1.2334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967" calcext:value-type="float">
            <text:p>0.3967</text:p>
          </table:table-cell>
          <table:table-cell office:value-type="float" office:value="1.55" calcext:value-type="float">
            <text:p>1.55</text:p>
          </table:table-cell>
          <table:table-cell office:value-type="float" office:value="1.048" calcext:value-type="float">
            <text:p>1.048</text:p>
          </table:table-cell>
          <table:table-cell office:value-type="float" office:value="3.82" calcext:value-type="float">
            <text:p>3.82</text:p>
          </table:table-cell>
          <table:table-cell office:value-type="float" office:value="1.77" calcext:value-type="float">
            <text:p>1.77</text:p>
          </table:table-cell>
          <table:table-cell office:value-type="float" office:value="3.89" calcext:value-type="float">
            <text:p>3.89</text:p>
          </table:table-cell>
          <table:table-cell office:value-type="float" office:value="5.3137" calcext:value-type="float">
            <text:p>5.3137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2.2" calcext:value-type="float">
            <text:p>2.2</text:p>
          </table:table-cell>
          <table:table-cell office:value-type="float" office:value="2.97" calcext:value-type="float">
            <text:p>2.97</text:p>
          </table:table-cell>
          <table:table-cell office:value-type="float" office:value="6.17" calcext:value-type="float">
            <text:p>6.17</text:p>
          </table:table-cell>
          <table:table-cell table:number-columns-repeated="2"/>
          <table:table-cell office:value-type="float" office:value="1.614" calcext:value-type="float">
            <text:p>1.614</text:p>
          </table:table-cell>
          <table:table-cell office:value-type="float" office:value="2.547" calcext:value-type="float">
            <text:p>2.547</text:p>
          </table:table-cell>
          <table:table-cell office:value-type="float" office:value="1.464" calcext:value-type="float">
            <text:p>1.464</text:p>
          </table:table-cell>
          <table:table-cell office:value-type="float" office:value="2.354" calcext:value-type="float">
            <text:p>2.354</text:p>
          </table:table-cell>
          <table:table-cell table:number-columns-repeated="2"/>
          <table:table-cell office:value-type="float" office:value="2.4493" calcext:value-type="float">
            <text:p>2.4493</text:p>
          </table:table-cell>
          <table:table-cell office:value-type="float" office:value="1.2366" calcext:value-type="float">
            <text:p>1.236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389" calcext:value-type="float">
            <text:p>0.9389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4.977" calcext:value-type="float">
            <text:p>4.977</text:p>
          </table:table-cell>
          <table:table-cell office:value-type="float" office:value="2.31" calcext:value-type="float">
            <text:p>2.31</text:p>
          </table:table-cell>
          <table:table-cell office:value-type="float" office:value="0.803" calcext:value-type="float">
            <text:p>0.803</text:p>
          </table:table-cell>
          <table:table-cell office:value-type="float" office:value="9.4643" calcext:value-type="float">
            <text:p>9.4643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.05" calcext:value-type="float">
            <text:p>3.05</text:p>
          </table:table-cell>
          <table:table-cell office:value-type="float" office:value="2.23" calcext:value-type="float">
            <text:p>2.23</text:p>
          </table:table-cell>
          <table:table-cell office:value-type="float" office:value="3" calcext:value-type="float">
            <text:p>3</text:p>
          </table:table-cell>
          <table:table-cell office:value-type="float" office:value="6.31" calcext:value-type="float">
            <text:p>6.31</text:p>
          </table:table-cell>
          <table:table-cell table:number-columns-repeated="2"/>
          <table:table-cell office:value-type="float" office:value="1.639" calcext:value-type="float">
            <text:p>1.639</text:p>
          </table:table-cell>
          <table:table-cell office:value-type="float" office:value="2.561" calcext:value-type="float">
            <text:p>2.561</text:p>
          </table:table-cell>
          <table:table-cell office:value-type="float" office:value="1.489" calcext:value-type="float">
            <text:p>1.489</text:p>
          </table:table-cell>
          <table:table-cell office:value-type="float" office:value="2.375" calcext:value-type="float">
            <text:p>2.375</text:p>
          </table:table-cell>
          <table:table-cell table:number-columns-repeated="2"/>
          <table:table-cell office:value-type="float" office:value="2.4472" calcext:value-type="float">
            <text:p>2.4472</text:p>
          </table:table-cell>
          <table:table-cell office:value-type="float" office:value="1.2319" calcext:value-type="float">
            <text:p>1.2319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496" calcext:value-type="float">
            <text:p>0.4496</text:p>
          </table:table-cell>
          <table:table-cell office:value-type="float" office:value="2.383" calcext:value-type="float">
            <text:p>2.383</text:p>
          </table:table-cell>
          <table:table-cell office:value-type="float" office:value="1.35" calcext:value-type="float">
            <text:p>1.35</text:p>
          </table:table-cell>
          <table:table-cell office:value-type="float" office:value="3.55" calcext:value-type="float">
            <text:p>3.55</text:p>
          </table:table-cell>
          <table:table-cell office:value-type="float" office:value="4.11" calcext:value-type="float">
            <text:p>4.11</text:p>
          </table:table-cell>
          <table:table-cell office:value-type="float" office:value="0.731" calcext:value-type="float">
            <text:p>0.731</text:p>
          </table:table-cell>
          <table:table-cell office:value-type="float" office:value="4.376" calcext:value-type="float">
            <text:p>4.37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02" calcext:value-type="float">
            <text:p>3.02</text:p>
          </table:table-cell>
          <table:table-cell office:value-type="float" office:value="2.2" calcext:value-type="float">
            <text:p>2.2</text:p>
          </table:table-cell>
          <table:table-cell office:value-type="float" office:value="2.98" calcext:value-type="float">
            <text:p>2.98</text:p>
          </table:table-cell>
          <table:table-cell office:value-type="float" office:value="6.19" calcext:value-type="float">
            <text:p>6.19</text:p>
          </table:table-cell>
          <table:table-cell table:number-columns-repeated="2"/>
          <table:table-cell office:value-type="float" office:value="1.635" calcext:value-type="float">
            <text:p>1.635</text:p>
          </table:table-cell>
          <table:table-cell office:value-type="float" office:value="2.558" calcext:value-type="float">
            <text:p>2.558</text:p>
          </table:table-cell>
          <table:table-cell office:value-type="float" office:value="1.485" calcext:value-type="float">
            <text:p>1.485</text:p>
          </table:table-cell>
          <table:table-cell office:value-type="float" office:value="2.372" calcext:value-type="float">
            <text:p>2.372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float" office:value="1.2148" calcext:value-type="float">
            <text:p>1.214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38" calcext:value-type="float">
            <text:p>0.1538</text:p>
          </table:table-cell>
          <table:table-cell office:value-type="float" office:value="1.62" calcext:value-type="float">
            <text:p>1.62</text:p>
          </table:table-cell>
          <table:table-cell office:value-type="float" office:value="1.497" calcext:value-type="float">
            <text:p>1.497</text:p>
          </table:table-cell>
          <table:table-cell office:value-type="float" office:value="4.37" calcext:value-type="float">
            <text:p>4.37</text:p>
          </table:table-cell>
          <table:table-cell office:value-type="float" office:value="2.62" calcext:value-type="float">
            <text:p>2.62</text:p>
          </table:table-cell>
          <table:table-cell office:value-type="float" office:value="2.048" calcext:value-type="float">
            <text:p>2.048</text:p>
          </table:table-cell>
          <table:table-cell office:value-type="float" office:value="5318.16" calcext:value-type="float">
            <text:p>5318.16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  <table:table-cell office:value-type="float" office:value="2.99" calcext:value-type="float">
            <text:p>2.99</text:p>
          </table:table-cell>
          <table:table-cell office:value-type="float" office:value="6.68" calcext:value-type="float">
            <text:p>6.68</text:p>
          </table:table-cell>
          <table:table-cell table:number-columns-repeated="2"/>
          <table:table-cell office:value-type="float" office:value="1.636" calcext:value-type="float">
            <text:p>1.636</text:p>
          </table:table-cell>
          <table:table-cell office:value-type="float" office:value="2.565" calcext:value-type="float">
            <text:p>2.565</text:p>
          </table:table-cell>
          <table:table-cell office:value-type="float" office:value="1.486" calcext:value-type="float">
            <text:p>1.486</text:p>
          </table:table-cell>
          <table:table-cell office:value-type="float" office:value="2.373" calcext:value-type="float">
            <text:p>2.373</text:p>
          </table:table-cell>
          <table:table-cell table:number-columns-repeated="2"/>
          <table:table-cell office:value-type="float" office:value="2.41142" calcext:value-type="float">
            <text:p>2.41142</text:p>
          </table:table-cell>
          <table:table-cell office:value-type="float" office:value="1.2121" calcext:value-type="float">
            <text:p>1.2121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01" calcext:value-type="float">
            <text:p>0.501</text:p>
          </table:table-cell>
          <table:table-cell office:value-type="float" office:value="1.532" calcext:value-type="float">
            <text:p>1.532</text:p>
          </table:table-cell>
          <table:table-cell office:value-type="float" office:value="1.66" calcext:value-type="float">
            <text:p>1.66</text:p>
          </table:table-cell>
          <table:table-cell office:value-type="float" office:value="2.986" calcext:value-type="float">
            <text:p>2.986</text:p>
          </table:table-cell>
          <table:table-cell office:value-type="float" office:value="1.214" calcext:value-type="float">
            <text:p>1.214</text:p>
          </table:table-cell>
          <table:table-cell office:value-type="float" office:value="11.97" calcext:value-type="float">
            <text:p>11.97</text:p>
          </table:table-cell>
          <table:table-cell office:value-type="float" office:value="9519.16" calcext:value-type="float">
            <text:p>9519.16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2.99" calcext:value-type="float">
            <text:p>2.99</text:p>
          </table:table-cell>
          <table:table-cell office:value-type="float" office:value="2.2" calcext:value-type="float">
            <text:p>2.2</text:p>
          </table:table-cell>
          <table:table-cell office:value-type="float" office:value="2.99" calcext:value-type="float">
            <text:p>2.99</text:p>
          </table:table-cell>
          <table:table-cell office:value-type="float" office:value="6.26" calcext:value-type="float">
            <text:p>6.26</text:p>
          </table:table-cell>
          <table:table-cell table:number-columns-repeated="2"/>
          <table:table-cell office:value-type="float" office:value="1.63" calcext:value-type="float">
            <text:p>1.63</text:p>
          </table:table-cell>
          <table:table-cell office:value-type="float" office:value="2.554" calcext:value-type="float">
            <text:p>2.554</text:p>
          </table:table-cell>
          <table:table-cell office:value-type="float" office:value="1.482" calcext:value-type="float">
            <text:p>1.482</text:p>
          </table:table-cell>
          <table:table-cell office:value-type="float" office:value="2.371" calcext:value-type="float">
            <text:p>2.371</text:p>
          </table:table-cell>
          <table:table-cell table:number-columns-repeated="2"/>
          <table:table-cell office:value-type="float" office:value="2.4084" calcext:value-type="float">
            <text:p>2.4084</text:p>
          </table:table-cell>
          <table:table-cell office:value-type="float" office:value="1.2152" calcext:value-type="float">
            <text:p>1.2152</text:p>
          </table:table-cell>
          <table:table-cell/>
        </table:table-row>
        <table:table-row table:style-name="ro1">
          <table:table-cell table:number-columns-repeated="9"/>
          <table:table-cell office:value-type="float" office:value="2.92" calcext:value-type="float">
            <text:p>2.92</text:p>
          </table:table-cell>
          <table:table-cell office:value-type="float" office:value="3.02" calcext:value-type="float">
            <text:p>3.02</text:p>
          </table:table-cell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.18</text:p>
          </table:table-cell>
          <table:table-cell table:number-columns-repeated="2"/>
          <table:table-cell office:value-type="float" office:value="1.636" calcext:value-type="float">
            <text:p>1.636</text:p>
          </table:table-cell>
          <table:table-cell office:value-type="float" office:value="2.564" calcext:value-type="float">
            <text:p>2.564</text:p>
          </table:table-cell>
          <table:table-cell office:value-type="float" office:value="1.489" calcext:value-type="float">
            <text:p>1.489</text:p>
          </table:table-cell>
          <table:table-cell office:value-type="float" office:value="2.375" calcext:value-type="float">
            <text:p>2.375</text:p>
          </table:table-cell>
          <table:table-cell table:number-columns-repeated="2"/>
          <table:table-cell office:value-type="float" office:value="2.4066" calcext:value-type="float">
            <text:p>2.4066</text:p>
          </table:table-cell>
          <table:table-cell office:value-type="float" office:value="1.2079" calcext:value-type="float">
            <text:p>1.2079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71" calcext:value-type="float">
            <text:p>1.71</text:p>
          </table:table-cell>
          <table:table-cell office:value-type="float" office:value="1.56" calcext:value-type="float">
            <text:p>1.56</text:p>
          </table:table-cell>
          <table:table-cell office:value-type="float" office:value="1.495" calcext:value-type="float">
            <text:p>1.495</text:p>
          </table:table-cell>
          <table:table-cell office:value-type="float" office:value="3.49" calcext:value-type="float">
            <text:p>3.49</text:p>
          </table:table-cell>
          <table:table-cell office:value-type="float" office:value="2.08" calcext:value-type="float">
            <text:p>2.08</text:p>
          </table:table-cell>
          <table:table-cell office:value-type="float" office:value="0.8432" calcext:value-type="float">
            <text:p>0.8432</text:p>
          </table:table-cell>
          <table:table-cell office:value-type="float" office:value="5318.45" calcext:value-type="float">
            <text:p>5318.45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2.21" calcext:value-type="float">
            <text:p>2.21</text:p>
          </table:table-cell>
          <table:table-cell office:value-type="float" office:value="2.99" calcext:value-type="float">
            <text:p>2.99</text:p>
          </table:table-cell>
          <table:table-cell office:value-type="float" office:value="6.17" calcext:value-type="float">
            <text:p>6.17</text:p>
          </table:table-cell>
          <table:table-cell table:number-columns-repeated="2"/>
          <table:table-cell office:value-type="float" office:value="1.636" calcext:value-type="float">
            <text:p>1.636</text:p>
          </table:table-cell>
          <table:table-cell office:value-type="float" office:value="2.566" calcext:value-type="float">
            <text:p>2.566</text:p>
          </table:table-cell>
          <table:table-cell office:value-type="float" office:value="1.481" calcext:value-type="float">
            <text:p>1.481</text:p>
          </table:table-cell>
          <table:table-cell office:value-type="float" office:value="2.377" calcext:value-type="float">
            <text:p>2.377</text:p>
          </table:table-cell>
          <table:table-cell table:number-columns-repeated="2"/>
          <table:table-cell office:value-type="float" office:value="2.4156" calcext:value-type="float">
            <text:p>2.4156</text:p>
          </table:table-cell>
          <table:table-cell office:value-type="float" office:value="1.1971" calcext:value-type="float">
            <text:p>1.1971</text:p>
          </table:table-cell>
          <table:table-cell/>
        </table:table-row>
        <table:table-row table:style-name="ro1">
          <table:table-cell/>
          <table:table-cell table:formula="of:=MEDIAN([.B2:.B20])" office:value-type="float" office:value="0.42315" calcext:value-type="float">
            <text:p>0.42315</text:p>
          </table:table-cell>
          <table:table-cell table:formula="of:=MEDIAN([.C2:.C20])" office:value-type="float" office:value="1.5545" calcext:value-type="float">
            <text:p>1.5545</text:p>
          </table:table-cell>
          <table:table-cell table:formula="of:=MEDIAN([.D2:.D20])" office:value-type="float" office:value="1.646" calcext:value-type="float">
            <text:p>1.646</text:p>
          </table:table-cell>
          <table:table-cell table:formula="of:=MEDIAN([.E2:.E20])" office:value-type="float" office:value="3.52" calcext:value-type="float">
            <text:p>3.52</text:p>
          </table:table-cell>
          <table:table-cell table:formula="of:=MEDIAN([.F2:.F20])" office:value-type="float" office:value="2.2" calcext:value-type="float">
            <text:p>2.2</text:p>
          </table:table-cell>
          <table:table-cell table:formula="of:=MEDIAN([.G2:.G20])" office:value-type="float" office:value="1.276" calcext:value-type="float">
            <text:p>1.276</text:p>
          </table:table-cell>
          <table:table-cell table:formula="of:=MEDIAN([.H2:.H20])" office:value-type="float" office:value="2663.7722" calcext:value-type="float">
            <text:p>2663.7722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1" calcext:value-type="float">
            <text:p>3.01</text:p>
          </table:table-cell>
          <table:table-cell office:value-type="float" office:value="2.23" calcext:value-type="float">
            <text:p>2.23</text:p>
          </table:table-cell>
          <table:table-cell office:value-type="float" office:value="2.96" calcext:value-type="float">
            <text:p>2.96</text:p>
          </table:table-cell>
          <table:table-cell office:value-type="float" office:value="6.21" calcext:value-type="float">
            <text:p>6.21</text:p>
          </table:table-cell>
          <table:table-cell table:number-columns-repeated="2"/>
          <table:table-cell office:value-type="float" office:value="1.641" calcext:value-type="float">
            <text:p>1.641</text:p>
          </table:table-cell>
          <table:table-cell office:value-type="float" office:value="2.571" calcext:value-type="float">
            <text:p>2.571</text:p>
          </table:table-cell>
          <table:table-cell office:value-type="float" office:value="1.487" calcext:value-type="float">
            <text:p>1.487</text:p>
          </table:table-cell>
          <table:table-cell office:value-type="float" office:value="2.377" calcext:value-type="float">
            <text:p>2.377</text:p>
          </table:table-cell>
          <table:table-cell table:number-columns-repeated="2"/>
          <table:table-cell office:value-type="float" office:value="2.4305" calcext:value-type="float">
            <text:p>2.4305</text:p>
          </table:table-cell>
          <table:table-cell office:value-type="float" office:value="1.1942" calcext:value-type="float">
            <text:p>1.19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1_3D</text:p>
          </table:table-cell>
          <table:table-cell office:value-type="string" calcext:value-type="string">
            <text:p>DTLZ1_5D</text:p>
          </table:table-cell>
          <table:table-cell office:value-type="string" calcext:value-type="string">
            <text:p>DT;Z2_3D</text:p>
          </table:table-cell>
          <table:table-cell office:value-type="string" calcext:value-type="string">
            <text:p>DTLZ2_5D</text:p>
          </table:table-cell>
          <table:table-cell office:value-type="string" calcext:value-type="string">
            <text:p>DTLZ3_3D</text:p>
          </table:table-cell>
          <table:table-cell office:value-type="string" calcext:value-type="string">
            <text:p>DTLZ3_5D</text:p>
          </table:table-cell>
          <table:table-cell office:value-type="string" calcext:value-type="string">
            <text:p>DTLZ4_3D</text:p>
          </table:table-cell>
          <table:table-cell office:value-type="string" calcext:value-type="string">
            <text:p>Median</text:p>
          </table:table-cell>
          <table:table-cell table:formula="of:=MEDIAN([.J2:.J21])" office:value-type="float" office:value="2.93" calcext:value-type="float">
            <text:p>2.93</text:p>
          </table:table-cell>
          <table:table-cell table:formula="of:=MEDIAN([.K2:.K21])" office:value-type="float" office:value="3.02" calcext:value-type="float">
            <text:p>3.02</text:p>
          </table:table-cell>
          <table:table-cell table:formula="of:=MEDIAN([.L2:.L21])" office:value-type="float" office:value="2.205" calcext:value-type="float">
            <text:p>2.205</text:p>
          </table:table-cell>
          <table:table-cell table:formula="of:=MEDIAN([.M2:.M21])/4" office:value-type="float" office:value="0.7475" calcext:value-type="float">
            <text:p>0.7475</text:p>
          </table:table-cell>
          <table:table-cell table:formula="of:=MEDIAN([.N2:.N21])/8" office:value-type="float" office:value="0.77625" calcext:value-type="float">
            <text:p>0.77625</text:p>
          </table:table-cell>
          <table:table-cell table:formula="of:=[.N22]/2" office:value-type="float" office:value="0.388125" calcext:value-type="float">
            <text:p>0.388125</text:p>
          </table:table-cell>
          <table:table-cell table:formula="of:=[.M22]/2" office:value-type="float" office:value="0.37375" calcext:value-type="float">
            <text:p>0.37375</text:p>
          </table:table-cell>
          <table:table-cell table:formula="of:=MEDIAN([.Q2:.Q21])" office:value-type="float" office:value="1.6355" calcext:value-type="float">
            <text:p>1.6355</text:p>
          </table:table-cell>
          <table:table-cell table:formula="of:=MEDIAN([.R2:.R21])/4" office:value-type="float" office:value="0.640625" calcext:value-type="float">
            <text:p>0.640625</text:p>
          </table:table-cell>
          <table:table-cell table:formula="of:=MEDIAN([.S2:.S21])" office:value-type="float" office:value="1.4855" calcext:value-type="float">
            <text:p>1.4855</text:p>
          </table:table-cell>
          <table:table-cell table:formula="of:=MEDIAN([.T2:.T21])/4" office:value-type="float" office:value="0.593875" calcext:value-type="float">
            <text:p>0.593875</text:p>
          </table:table-cell>
          <table:table-cell table:formula="of:=[.R22]/2" office:value-type="float" office:value="0.3203125" calcext:value-type="float">
            <text:p>0.3203125</text:p>
          </table:table-cell>
          <table:table-cell table:formula="of:=[.T22]/2" office:value-type="float" office:value="0.2969375" calcext:value-type="float">
            <text:p>0.2969375</text:p>
          </table:table-cell>
          <table:table-cell table:formula="of:=MEDIAN([.W2:.W21])/8" office:value-type="float" office:value="0.30300625" calcext:value-type="float">
            <text:p>0.30300625</text:p>
          </table:table-cell>
          <table:table-cell table:formula="of:=MEDIAN([.X2:.X21])" office:value-type="float" office:value="1.21965" calcext:value-type="float">
            <text:p>1.21965</text:p>
          </table:table-cell>
          <table:table-cell table:formula="of:=[.W22]/2" office:value-type="float" office:value="0.151503125" calcext:value-type="float">
            <text:p>0.151503125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IGD</text:p>
          </table:table-cell>
          <table:table-cell office:value-type="string" calcext:value-type="string">
            <text:p>Best</text:p>
          </table:table-cell>
          <table:table-cell table:formula="of:=MIN([.J2:.J21])" office:value-type="float" office:value="2.9" calcext:value-type="float">
            <text:p>2.9</text:p>
          </table:table-cell>
          <table:table-cell table:formula="of:=MIN([.K2:.K21])" office:value-type="float" office:value="2.99" calcext:value-type="float">
            <text:p>2.99</text:p>
          </table:table-cell>
          <table:table-cell table:formula="of:=MIN([.L2:.L21])" office:value-type="float" office:value="2.18" calcext:value-type="float">
            <text:p>2.18</text:p>
          </table:table-cell>
          <table:table-cell table:formula="of:=MIN([.M2:.M21])/4" office:value-type="float" office:value="0.7375" calcext:value-type="float">
            <text:p>0.7375</text:p>
          </table:table-cell>
          <table:table-cell table:formula="of:=MIN([.N2:.N21])/8" office:value-type="float" office:value="0.765" calcext:value-type="float">
            <text:p>0.765</text:p>
          </table:table-cell>
          <table:table-cell table:formula="of:=[.N23]/2" office:value-type="float" office:value="0.3825" calcext:value-type="float">
            <text:p>0.3825</text:p>
          </table:table-cell>
          <table:table-cell table:formula="of:=[.M23]/2" office:value-type="float" office:value="0.36875" calcext:value-type="float">
            <text:p>0.36875</text:p>
          </table:table-cell>
          <table:table-cell table:formula="of:=MIN([.Q2:.Q21])" office:value-type="float" office:value="1.614" calcext:value-type="float">
            <text:p>1.614</text:p>
          </table:table-cell>
          <table:table-cell table:formula="of:=MIN([.R2:.R21])/4" office:value-type="float" office:value="0.63675" calcext:value-type="float">
            <text:p>0.63675</text:p>
          </table:table-cell>
          <table:table-cell table:formula="of:=MIN([.S2:.S21])" office:value-type="float" office:value="1.464" calcext:value-type="float">
            <text:p>1.464</text:p>
          </table:table-cell>
          <table:table-cell table:formula="of:=MIN([.T2:.T21])/4" office:value-type="float" office:value="0.5885" calcext:value-type="float">
            <text:p>0.5885</text:p>
          </table:table-cell>
          <table:table-cell table:formula="of:=[.R23]/2" office:value-type="float" office:value="0.318375" calcext:value-type="float">
            <text:p>0.318375</text:p>
          </table:table-cell>
          <table:table-cell table:formula="of:=[.T23]/2" office:value-type="float" office:value="0.29425" calcext:value-type="float">
            <text:p>0.29425</text:p>
          </table:table-cell>
          <table:table-cell table:formula="of:=MIN([.W2:.W21])/8" office:value-type="float" office:value="0.2998" calcext:value-type="float">
            <text:p>0.2998</text:p>
          </table:table-cell>
          <table:table-cell table:formula="of:=MIN([.X2:.X21])" office:value-type="float" office:value="1.1942" calcext:value-type="float">
            <text:p>1.1942</text:p>
          </table:table-cell>
          <table:table-cell table:formula="of:=[.W23]/2" office:value-type="float" office:value="0.1499" calcext:value-type="float">
            <text:p>0.14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orst</text:p>
          </table:table-cell>
          <table:table-cell table:formula="of:=MAX([.J2:.J21])" office:value-type="float" office:value="3.34" calcext:value-type="float">
            <text:p>3.34</text:p>
          </table:table-cell>
          <table:table-cell table:formula="of:=MAX([.K2:.K21])" office:value-type="float" office:value="3.15" calcext:value-type="float">
            <text:p>3.15</text:p>
          </table:table-cell>
          <table:table-cell table:formula="of:=MAX([.L2:.L21])" office:value-type="float" office:value="2.25" calcext:value-type="float">
            <text:p>2.25</text:p>
          </table:table-cell>
          <table:table-cell table:formula="of:=MAX([.M2:.M21])/4" office:value-type="float" office:value="0.775" calcext:value-type="float">
            <text:p>0.775</text:p>
          </table:table-cell>
          <table:table-cell table:formula="of:=MAX([.N2:.N21])/8" office:value-type="float" office:value="0.835" calcext:value-type="float">
            <text:p>0.835</text:p>
          </table:table-cell>
          <table:table-cell table:formula="of:=[.N24]/2" office:value-type="float" office:value="0.4175" calcext:value-type="float">
            <text:p>0.4175</text:p>
          </table:table-cell>
          <table:table-cell table:formula="of:=[.M24]/2" office:value-type="float" office:value="0.3875" calcext:value-type="float">
            <text:p>0.3875</text:p>
          </table:table-cell>
          <table:table-cell table:formula="of:=MAX([.Q2:.Q21])" office:value-type="float" office:value="1.654" calcext:value-type="float">
            <text:p>1.654</text:p>
          </table:table-cell>
          <table:table-cell table:formula="of:=MAX([.R2:.R21])/4" office:value-type="float" office:value="0.6495" calcext:value-type="float">
            <text:p>0.6495</text:p>
          </table:table-cell>
          <table:table-cell table:formula="of:=MAX([.S2:.S21])" office:value-type="float" office:value="1.501" calcext:value-type="float">
            <text:p>1.501</text:p>
          </table:table-cell>
          <table:table-cell table:formula="of:=MAX([.T2:.T21])/4" office:value-type="float" office:value="0.6015" calcext:value-type="float">
            <text:p>0.6015</text:p>
          </table:table-cell>
          <table:table-cell table:formula="of:=[.R24]/2" office:value-type="float" office:value="0.32475" calcext:value-type="float">
            <text:p>0.32475</text:p>
          </table:table-cell>
          <table:table-cell table:formula="of:=[.T24]/2" office:value-type="float" office:value="0.30075" calcext:value-type="float">
            <text:p>0.30075</text:p>
          </table:table-cell>
          <table:table-cell table:formula="of:=MAX([.W2:.W21])/8" office:value-type="float" office:value="0.3061625" calcext:value-type="float">
            <text:p>0.3061625</text:p>
          </table:table-cell>
          <table:table-cell table:formula="of:=MAX([.X2:.X21])" office:value-type="float" office:value="1.237" calcext:value-type="float">
            <text:p>1.237</text:p>
          </table:table-cell>
          <table:table-cell table:formula="of:=[.W24]/2" office:value-type="float" office:value="0.15308125" calcext:value-type="float">
            <text:p>0.1530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2:00:14.309344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31:27.729667860</meta:creation-date>
    <dc:date>2018-06-08T01:18:28.928266505</dc:date>
    <meta:editing-duration>PT9H12M21S</meta:editing-duration>
    <meta:editing-cycles>13</meta:editing-cycles>
    <meta:generator>LibreOffice/4.2.8.2$Linux_X86_64 LibreOffice_project/420m0$Build-2</meta:generator>
    <meta:document-statistic meta:table-count="1" meta:cell-count="446" meta:object-count="0"/>
  </office:meta>
</office:document-meta>
</file>